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a xlink:href="https://machinelearningmastery.com/a-tour-of-machine-learning-algorithms/"><text:span text:style-name="T1">https://machinelearningmastery.com/a-tour-of-machine-learning-algorithms/</text:span></text:a><text:span text:style-name="T2"/></text:p>
      <text:p text:style-name="P1"><text:span text:style-name="T2"/></text:p>
      <text:p text:style-name="P1"><text:a xlink:href="https://blog.dataiku.com/machine-learning-explained-algorithms-are-your-friend"><text:span text:style-name="T3">https://blog.dataiku.com/machine-learning-explained-algorithms-are-your-friend</text:span></text:a><text:span text:style-name="T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